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8224" officeooo:paragraph-rsid="001d8224"/>
    </style:style>
    <style:style style:name="P2" style:family="paragraph" style:parent-style-name="Standard">
      <style:text-properties officeooo:paragraph-rsid="001d8224"/>
    </style:style>
    <style:style style:name="P3" style:family="paragraph" style:parent-style-name="Standard">
      <style:text-properties officeooo:rsid="001e3c48" officeooo:paragraph-rsid="001e3c48"/>
    </style:style>
    <style:style style:name="P4" style:family="paragraph" style:parent-style-name="Standard">
      <style:text-properties officeooo:rsid="001ee439" officeooo:paragraph-rsid="001ee439"/>
    </style:style>
    <style:style style:name="P5" style:family="paragraph" style:parent-style-name="Standard">
      <style:text-properties fo:font-weight="bold" officeooo:rsid="001ee439" officeooo:paragraph-rsid="001ee439" style:font-weight-asian="bold" style:font-weight-complex="bold"/>
    </style:style>
    <style:style style:name="P6" style:family="paragraph" style:parent-style-name="Standard">
      <style:text-properties fo:color="#000000" loext:opacity="100%" fo:font-weight="bold" officeooo:rsid="001ee439" officeooo:paragraph-rsid="001ee439" fo:background-color="transparent" style:font-weight-asian="bold" style:font-weight-complex="bold"/>
    </style:style>
    <style:style style:name="P7" style:family="paragraph" style:parent-style-name="Standard">
      <style:text-properties officeooo:rsid="001f1ba1" officeooo:paragraph-rsid="001f1ba1"/>
    </style:style>
    <style:style style:name="P8" style:family="paragraph" style:parent-style-name="Standard">
      <style:text-properties officeooo:rsid="001f1ba1" officeooo:paragraph-rsid="001f1ba1" fo:background-color="#ffff00"/>
    </style:style>
    <style:style style:name="T1" style:family="text">
      <style:text-properties officeooo:rsid="001d8224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color="#000000" loext:opacity="100%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worzenie repozytorium</text:p>
      <text:p text:style-name="P2"><text:span text:style-name="T4"/></text:p>
      <text:p text:style-name="P2"><text:span text:style-name="T4">cd</text:span><text:span text:style-name="T1"> Desktop/ <text:s/>- przejscie do katalogu</text:span></text:p>
      <text:p text:style-name="P1"/>
      <text:p text:style-name="P1">cd Pulpit/</text:p>
      <text:p text:style-name="P1"/>
      <text:p text:style-name="P1"><text:span text:style-name="T3">ls</text:span> – wyswietla liste plikow (które są na pulpicie)</text:p>
      <text:p text:style-name="P1"/>
      <text:p text:style-name="P1">desktop.ini- plik konfigiuracyjny folderu w windowsie</text:p>
      <text:p text:style-name="P1"/>
      <text:p text:style-name="P1"><text:span text:style-name="T3">mkdir</text:span> -stworzenie folderu</text:p>
      <text:p text:style-name="P1">mkdir git-course-0</text:p>
      <text:p text:style-name="P1"/>
      <text:p text:style-name="P1">cd git-course-0 <text:s/>- przejscie do folderu</text:p>
      <text:p text:style-name="P1">ls – w tym wypadku wyswietla liste plikow które są w folderze git-course-0</text:p>
      <text:p text:style-name="P1"/>
      <text:p text:style-name="P1">clear – czysci wszystkie polecenia napisane wcześniej</text:p>
      <text:p text:style-name="P1"/>
      <text:p text:style-name="P1"><text:span text:style-name="T3">git init</text:span> - inicjalizowanie repozytorium w folderze, w którym się znajdujemy</text:p>
      <text:p text:style-name="P1"/>
      <text:p text:style-name="P1"><text:span text:style-name="T3">ls -a</text:span> <text:s/>- flaga a (skrót od all – pokaż wszystkie pliki łącznie z ukrytymi); flagi piszemy od myślnika jeśli są jednoliyterowe i od 2 myslników jeśli są dwuliterowe. Na linuxie foldery zaczynające się od kropki to są foldery ukryte, niewidoczne dla użytkowników bezpośrednio np. .git</text:p>
      <text:p text:style-name="P1"><text:tab/> <text:tab/></text:p>
      <text:p text:style-name="P1"><text:span text:style-name="T3">cd .. </text:span>- powrót do folderu nadrzędnego – 1 w gorę, 1 kropka to odwołanie do folderu, w którym się obecnie znajdujemy</text:p>
      <text:p text:style-name="P1"/>
      <text:p text:style-name="P3"><text:span text:style-name="T3">rm</text:span> – usuwanie plików</text:p>
      <text:p text:style-name="P3">rm -rf .git</text:p>
      <text:p text:style-name="P3"/>
      <text:p text:style-name="P3"><text:span text:style-name="T3">nano new.txt</text:span> – nowy plik tekstowy</text:p>
      <text:p text:style-name="P3"/>
      <text:p text:style-name="P3"><text:span text:style-name="T3">git status</text:span> – zapytanie do gita czy widzi plik</text:p>
      <text:p text:style-name="P3"/>
      <text:p text:style-name="P3"><text:span text:style-name="T3">git add</text:span> &lt;file&gt;– dodanie pliku do stage area, czyli do tego co ma być zapisane w kolejnym commicie</text:p>
      <text:p text:style-name="P3"/>
      <text:p text:style-name="P4"><text:span text:style-name="T3">git commit</text:span> – tworzenie commita</text:p>
      <text:p text:style-name="P4"/>
      <text:p text:style-name="P5">konfiguracja gita</text:p>
      <text:p text:style-name="P4"/>
      <text:p text:style-name="P4">cd. git/ - konfiguracja na poziomie repozytorium</text:p>
      <text:p text:style-name="P4"/>
      <text:p text:style-name="P4">nano <text:span text:style-name="T3">config</text:span></text:p>
      <text:p text:style-name="P4"/>
      <text:p text:style-name="P4">cd ~ - kolejny plik w folder domowy</text:p>
      <text:p text:style-name="P4"/>
      <text:p text:style-name="P4">nano <text:span text:style-name="T3">.gitconfig</text:span></text:p>
      <text:p text:style-name="P4"/>
      <text:p text:style-name="P4"><text:span text:style-name="T3">cd /C/Git/</text:span> -konfiguracja systemowa</text:p>
      <text:p text:style-name="P4"/>
      <text:p text:style-name="P4">cd mingw64</text:p>
      <text:p text:style-name="P4"/>
      <text:p text:style-name="P4"><text:soft-page-break/>cd etc/</text:p>
      <text:p text:style-name="P4"/>
      <text:p text:style-name="P4"><text:span text:style-name="T3">nano gitconfig</text:span> – najbardziej globalne ustawienia gita</text:p>
      <text:p text:style-name="P4"/>
      <text:p text:style-name="P4"/>
      <text:p text:style-name="P7">cd~/Desktop/git-course-0</text:p>
      <text:p text:style-name="P7"/>
      <text:p text:style-name="P7"><text:span text:style-name="T3">git config --global user.name</text:span> „Marta Kopeć”</text:p>
      <text:p text:style-name="P7"><text:span text:style-name="T3">git config --global user.email</text:span> „mail”</text:p>
      <text:p text:style-name="P7"/>
      <text:p text:style-name="P7"><text:span text:style-name="T3">git config –global core.editor nano</text:span> -ustawienie programu nano</text:p>
      <text:p text:style-name="P7"/>
      <text:p text:style-name="P8">nano .gitconfi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4T19:40:33.447000000</meta:creation-date>
    <meta:generator>LibreOffice/7.4.0.3$Windows_X86_64 LibreOffice_project/f85e47c08ddd19c015c0114a68350214f7066f5a</meta:generator>
    <dc:date>2022-09-04T22:52:18.541000000</dc:date>
    <meta:editing-duration>PT3H11M43S</meta:editing-duration>
    <meta:editing-cycles>5</meta:editing-cycles>
    <meta:document-statistic meta:table-count="0" meta:image-count="0" meta:object-count="0" meta:page-count="2" meta:paragraph-count="34" meta:word-count="230" meta:character-count="1501" meta:non-whitespace-character-count="1290"/>
  </office:meta>
</office:document-meta>
</file>